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E000000EB015EE53236AFA9BD.jpg" manifest:media-type="image/jpeg"/>
  <manifest:file-entry manifest:full-path="Pictures/1000000000000504000003485F26097B7FA2CD5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ulse Flex Module R0.7</text:p>
      <text:p text:style-name="Standard"><draw:frame draw:style-name="fr1" draw:name="Image2" text:anchor-type="paragraph" svg:x="-0.1661in" svg:y="6.0791in" svg:width="7.4165in" svg:height="1.9492in" draw:z-index="1"><draw:image xlink:href="Pictures/100000000000037E000000EB015EE53236AFA9BD.jpg" xlink:type="simple" xlink:show="embed" xlink:actuate="onLoad"/></draw:frame><draw:frame draw:style-name="fr1" draw:name="Image1" text:anchor-type="paragraph" svg:x="-0.3661in" svg:y="0.6201in" svg:width="7.6575in" svg:height="4.8437in" draw:z-index="0"><draw:image xlink:href="Pictures/1000000000000504000003485F26097B7FA2CD5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date style:data-style-name="N37" text:date-value="2017-03-12T12:11:54.869999745" text:fixed="true">03/12/17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2:04:08.635000000</meta:creation-date>
    <dc:date>2017-03-13T18:07:30.438000000</dc:date>
    <meta:editing-duration>PT9M26S</meta:editing-duration>
    <meta:editing-cycles>2</meta:editing-cycles>
    <meta:generator>LibreOffice/5.2.4.2$Windows_x86 LibreOffice_project/3d5603e1122f0f102b62521720ab13a38a4e0eb0</meta:generator>
    <meta:document-statistic meta:table-count="0" meta:image-count="2" meta:object-count="0" meta:page-count="1" meta:paragraph-count="2" meta:word-count="5" meta:character-count="30" meta:non-whitespace-character-count="27"/>
  </office:meta>
</office:document-meta>
</file>